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a420" officeooo:paragraph-rsid="0002a420"/>
    </style:style>
    <style:style style:name="P2" style:family="paragraph" style:parent-style-name="Standard">
      <style:paragraph-properties fo:text-align="justify" style:justify-single-word="false"/>
      <style:text-properties officeooo:rsid="000487fc" officeooo:paragraph-rsid="000487fc"/>
    </style:style>
    <style:style style:name="P3" style:family="paragraph" style:parent-style-name="Title">
      <style:paragraph-properties fo:text-align="justify" style:justify-single-word="false"/>
      <style:text-properties officeooo:rsid="00059c06" officeooo:paragraph-rsid="00059c06"/>
    </style:style>
    <style:style style:name="P4" style:family="paragraph" style:parent-style-name="Text_20_body">
      <style:paragraph-properties fo:text-align="justify" style:justify-single-word="false"/>
      <style:text-properties officeooo:rsid="00059c06" officeooo:paragraph-rsid="00059c06"/>
    </style:style>
    <style:style style:name="P5" style:family="paragraph" style:parent-style-name="Text_20_body">
      <style:paragraph-properties fo:text-align="justify" style:justify-single-word="false"/>
      <style:text-properties officeooo:rsid="000487fc" officeooo:paragraph-rsid="00059c06"/>
    </style:style>
    <style:style style:name="P6" style:family="paragraph" style:parent-style-name="Text_20_body">
      <style:paragraph-properties fo:text-align="justify" style:justify-single-word="false"/>
      <style:text-properties officeooo:rsid="00059c06" officeooo:paragraph-rsid="00059c06"/>
    </style:style>
    <style:style style:name="P7" style:family="paragraph" style:parent-style-name="Text_20_body">
      <style:paragraph-properties fo:text-align="justify" style:justify-single-word="false"/>
      <style:text-properties officeooo:paragraph-rsid="0007d837"/>
    </style:style>
    <style:style style:name="T1" style:family="text">
      <style:text-properties officeooo:rsid="00059c06"/>
    </style:style>
    <style:style style:name="T2" style:family="text">
      <style:text-properties officeooo:rsid="0007d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utch Russian</text:p>
      <text:p text:style-name="P4">a.k.a. „Erdnussbutter Russian“</text:p>
      <text:p text:style-name="P4"/>
      <text:p text:style-name="P4">Vorher ansetzen:</text:p>
      <text:p text:style-name="P7"><text:span text:style-name="T1">- Erdnüsse bisschen hacken, anrösten (ohne Fett), und Gehäcksel in Vodka einlegen, ca. 4 Wochen ziehen lassen</text:span></text:p>
      <text:p text:style-name="P4">Dann:</text:p>
      <text:p text:style-name="P4">- 4cl Erdnussvodka</text:p>
      <text:p text:style-name="P4">- 2-3cl Kahlua</text:p>
      <text:p text:style-name="P4">- 2cl Milch / Sahne</text:p>
      <text:p text:style-name="P4">vielleicht würde man als Holländer noch Vanille oder Kakao zugeben, dass es mehr nach Vla schmeckt. Idk.</text:p>
      <text:p text:style-name="P4"/>
      <text:p text:style-name="P4">Eis vorher ins Glas und Zutaten einfach drauf schichten.</text:p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07T00:33:31.793806977</meta:creation-date>
    <meta:generator>LibreOffice/6.3.0.4$Linux_X86_64 LibreOffice_project/30$Build-4</meta:generator>
    <dc:date>2019-08-23T11:27:11.476957396</dc:date>
    <meta:editing-duration>PT9M13S</meta:editing-duration>
    <meta:editing-cycles>5</meta:editing-cycles>
    <meta:document-statistic meta:table-count="0" meta:image-count="0" meta:object-count="0" meta:page-count="1" meta:paragraph-count="10" meta:word-count="62" meta:character-count="384" meta:non-whitespace-character-count="332"/>
  </office:meta>
</office:document-meta>
</file>